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Persistent Data &amp; Bind Mounting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Persistent Data: Bind Mounting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Maps a Host file or Directory to a Container File or Directory</text:p>
              </text:list-item>
              <text:list-item>
                <text:p text:style-name="P4">Basically just Two Locations pointing to same files.</text:p>
              </text:list-item>
              <text:list-item>
                <text:p text:style-name="P4">Skips UFS, host files overwrite any in Container</text:p>
              </text:list-item>
              <text:list-item>
                <text:p text:style-name="P4">Can’t use in DockerFile, must be a container ru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Persistent Data: Bind Mounting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...run /usr/local/anshul:path/container (linux/mac)</text:p>
              </text:list-item>
            </text:list>
            <text:list text:style-name="L3">
              <text:list-item>
                <text:p text:style-name="P4">...run //c/usr/local/anshul:path/container (window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7T23:32:04.827582702</dc:date>
    <meta:editing-duration>PT7H3M2S</meta:editing-duration>
    <meta:editing-cycles>17</meta:editing-cycles>
    <meta:generator>LibreOffice/5.1.6.2$Linux_X86_64 LibreOffice_project/10m0$Build-2</meta:generator>
    <meta:document-statistic meta:object-count="53"/>
  </office:meta>
</office:document-meta>
</file>